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Bericht.</text:h>
      <text:p text:style-name="Text_20_body"/>
      <text:p text:style-name="Text_20_body">Das übergeordnete Thema dieser Ingenieurspraxis ist die Vollendung und Veröffentlichung bestehender Projekte unter dem Schlagwort 'Open Source'. Dies beinhaltet vor allem die Bereinigung von in der praktischen Anwendung aufgetretener Mängel sowie die Dokumentation dieser Projekte in einer ansprechenden Weise zur Veröffentlichung auf der Daedalus-Homepage sowie gegebenenfalls externen Seiten wie Github.</text:p>
      <text:p text:style-name="Text_20_body">Während der Ingenieurspraxis wurden die Projekte 'Indoor Positioning System' und 'Heliumwaage' bearbeitet.</text:p>
      <text:p text:style-name="Text_20_body"/>
      <text:h text:style-name="Heading_20_1" text:outline-level="1">Indoor Positioning System.</text:h>
      <text:p text:style-name="Text_20_body"/>
      <text:p text:style-name="Heading">Kurzzusammenfassung der Funktionsweise</text:p>
      <text:p text:style-name="Text_20_body">Das Indoor Positioning System dient zur Positionsbestimmung eines Flugobjektes vor allem in Situationen, in denen Ortung per GPS aufgrund der Signaldämpfung durch Decken und Wände nicht möglich oder aus anderen Gründen ungünstig ist.</text:p>
      <text:p text:style-name="Text_20_body">Das System basiert auf der Laufzeitmessung von Ultraschallwellen. Gleichzeitig vom Flugobjekt ausgesandte Infrarot- und Ultraschallsignale werden von fest installierten Bodenstationen empfangen. Die dabei auftretende Zeitdifferenz zwischen der Ankunft des Infrarotsignals und des Ultraschallsignals wird an die Basisstation durch Funkübertragung weitergeleitet. Der an die Basisstation angeschlossene Rechner kann nun aus den übertragenen Daten mittels Trilaterationsverfahren die Position des Flugobjektes bestimmen.</text:p>
      <text:p text:style-name="Text_20_body"/>
      <text:p text:style-name="Heading">Problembehebung</text:p>
      <text:p text:style-name="Text_20_body">Bei Beginn des Projektes befand sich das Indoor Positioning System in einem nicht funktionsfähigen Zustand. Im Laufe einer angemessen Einarbeitungszeit konnte ein fataler Softwarefehler behoben werden, welcher aus einem nicht abgeschlossenen, experimentellen Entwicklungsschritt der graphischen Oberfläche der Software hervorging. Da die graphische Oberfläche in naher Zukunft ohnehin neu gestaltet werden soll, wurde beschlossen die Veränderung zunächst lediglich zu revertieren um so die Software wieder in einen funktionsfähigen Zustand zu bringen.</text:p>
      <text:p text:style-name="Text_20_body">Im Bereich der Hardware wurden zunächst die vorhandenen Bodenstationen des Indoor Positioning System auf ihre Funktionsfähigkeit getestet. Von 13 existierenden Bodenstationen wurden zunächst nur drei als funktionsfähig befunden. Um die Anzahl funktionierender Stationen zu erhöhen wurden folgende Schritte unternommen:</text:p>
      <text:list xml:id="list4600064631" text:style-name="L1">
        <text:list-item>
          <text:p text:style-name="P1">Inspektion der Komponenten: Einzelne Komponenten wurden auf Funktionsfähigkeit geprüft. Wackelkontakte und ein Defekt wurden bei den Funkmodulen (nRF24L01) festgestellt. Nichtexistenz eines Mikrocontroller erschwerte zunächst die Funktionsfähigkeit einer weiteren Bodenstation.</text:p>
        </text:list-item>
        <text:list-item>
          <text:p text:style-name="P1">Update der Software: Um sicherzustellen, dass alle Bodenstationen mit derselben Software arbeiten, wurde die entsprechende Arduino-Software in ihrer aktuellen Version auf die <text:soft-page-break/>Mikrocontroller übertragen. Drei Bodenstationen zeigten sich als nicht ansprechbar.</text:p>
        </text:list-item>
        <text:list-item>
          <text:p text:style-name="P1">Das Problem der nicht ansprechbaren Bodenstationen wurde auf zwei mögliche Ursachen zurückgeführt: Fehlerhafte Bootloader der Mikrocontroller oder fehlerhafte Platinen. Zur Lösung wurde ein neuer Bootloader auf die Bodenstationen geladen. Dies führte zur Wiederherstellung der Funktionsfähigkeit einer Bodenstation.</text:p>
        </text:list-item>
      </text:list>
      <text:p text:style-name="Text_20_body">Zum Abschluss der Wartungsarbeiten zeigten sich fünf Bodenstationen als vollständig funktionsfähig während eine sechste Bodenstation lediglich durch geringe Wackelkontakte am Akku beeinträchtigt wurde. </text:p>
      <text:p text:style-name="Text_20_body"/>
      <text:p text:style-name="Heading">Inbetriebnahme</text:p>
      <text:p text:style-name="Text_20_body">Um das Indoor Positioning System im Betrieb zu testen wurde zunächst auf dem Daedalus-Laptop die zum Betrieb des IPS notwendige Software installiert: </text:p>
      <text:list xml:id="list1662852506" text:style-name="L2">
        <text:list-item>
          <text:p text:style-name="P2">Python 3<text:line-break/>Python 3 packages: python3-gi python3-gi python3-gi-cairo python3-all python3-regex python3-serial python3-gobject</text:p>
        </text:list-item>
        <text:list-item>
          <text:p text:style-name="P2">GTK3+</text:p>
        </text:list-item>
        <text:list-item>
          <text:p text:style-name="P2">Arduino<text:line-break/>Arduino nRF24L01 Library (Funkmodul)</text:p>
        </text:list-item>
      </text:list>
      <text:p text:style-name="Text_20_body">Im Test zeigte sich dass die Position des Sendemoduls vom IPS auf 10cm genau bestimmt werden konnte.</text:p>
      <text:p text:style-name="Text_20_body"/>
      <text:p text:style-name="Heading">Dokumentation</text:p>
      <text:p text:style-name="Text_20_body">Zur Dokumentation des IPS wurde beschlossen, einen umfassenden Artikel zur Beschreibung des IPS für das Daedalus-Wiki zu verfassen sowie eine auf einer externen Plattform eine Präsentationsseite für das IPS-Projekt zu erstellen.</text:p>
      <text:p text:style-name="Text_20_body"/>
      <text:p text:style-name="Text_20_body">Bilder, screenshots</text:p>
      <text:p text:style-name="Text_20_body">Struktur der Artikel in wiki/github</text:p>
      <text:p text:style-name="Text_20_body">Differenzen in zielen artikel wiki/github</text:p>
      <text:p text:style-name="Text_20_body">Github vorteile</text:p>
      <text:p text:style-name="Text_20_body">Heliumwaage</text:p>
      <text:p text:style-name="Text_20_body">Geler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en </meta:initial-creator>
    <meta:creation-date>2014-04-03T15:32:01</meta:creation-date>
    <dc:date>2014-04-04T15:36:46</dc:date>
    <dc:creator>Eden </dc:creator>
    <meta:editing-duration>PT13M</meta:editing-duration>
    <meta:editing-cycles>2</meta:editing-cycles>
    <meta:generator>LibreOffice/3.5$Linux_X86_64 LibreOffice_project/350m1$Build-2</meta:generator>
    <meta:document-statistic meta:table-count="0" meta:image-count="0" meta:object-count="0" meta:page-count="2" meta:paragraph-count="28" meta:word-count="503" meta:character-count="4082" meta:non-whitespace-character-count="3611"/>
  </office:meta>
</office:document-meta>
</file>